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Trebuchet MS" svg:font-family="'Trebuchet MS'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1" fo:font-size="12pt" fo:font-weight="bold" officeooo:rsid="001c3ab1" officeooo:paragraph-rsid="001c3ab1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>
      <style:text-properties style:font-name="Arial1" fo:font-weight="bold" style:font-weight-asian="bold" style:font-weight-complex="bold"/>
    </style:style>
    <style:style style:name="P6" style:family="paragraph" style:parent-style-name="Standard">
      <style:text-properties style:font-name="Arial1" fo:font-weight="bold" officeooo:paragraph-rsid="001ae97a" style:font-weight-asian="bold" style:font-weight-complex="bold"/>
    </style:style>
    <style:style style:name="P7" style:family="paragraph" style:parent-style-name="Standard">
      <style:text-properties style:font-name="Arial1" officeooo:paragraph-rsid="001ae97a"/>
    </style:style>
    <style:style style:name="P8" style:family="paragraph" style:parent-style-name="Standard">
      <style:text-properties style:font-name="Arial1" officeooo:paragraph-rsid="001c3ab1"/>
    </style:style>
    <style:style style:name="P9" style:family="paragraph" style:parent-style-name="Standard">
      <style:text-properties style:font-name="Arial1" officeooo:rsid="001c3ab1" officeooo:paragraph-rsid="001c3ab1"/>
    </style:style>
    <style:style style:name="P10" style:family="paragraph" style:parent-style-name="Standard">
      <style:paragraph-properties fo:text-align="justify" style:justify-single-word="false"/>
      <style:text-properties style:font-name="Arial1" officeooo:rsid="001c3ab1" officeooo:paragraph-rsid="001c3ab1"/>
    </style:style>
    <style:style style:name="P11" style:family="paragraph" style:parent-style-name="Standard">
      <style:paragraph-properties fo:text-align="justify" style:justify-single-word="false"/>
      <style:text-properties style:font-name="Arial1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1c3ab1"/>
    </style:style>
    <style:style style:name="P13" style:family="paragraph" style:parent-style-name="Standard">
      <style:text-properties style:font-name="Arial1" fo:font-size="11pt" fo:font-weight="normal" officeooo:rsid="001c3ab1" officeooo:paragraph-rsid="001c3ab1" style:font-size-asian="9.60000038146973pt" style:font-weight-asian="normal" style:font-size-complex="11pt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font-name="Arial1"/>
    </style:style>
    <style:style style:name="T1" style:family="text">
      <style:text-properties fo:color="#1155cc" style:text-underline-style="solid" style:text-underline-width="auto" style:text-underline-color="font-color" fo:font-weight="bold" officeooo:rsid="001ae97a" style:font-name-asian="Times New Roman" style:font-weight-asian="bold" style:font-name-complex="Times New Roman" style:font-weight-complex="bold"/>
    </style:style>
    <style:style style:name="T2" style:family="text">
      <style:text-properties fo:font-variant="normal" fo:text-transform="none" fo:font-size="11.25pt" fo:letter-spacing="normal" fo:font-style="normal" fo:font-weight="normal" style:font-name-asian="Times New Roman" style:font-name-complex="Times New Roman"/>
    </style:style>
    <style:style style:name="T3" style:family="text">
      <style:text-properties fo:font-variant="normal" fo:text-transform="none" fo:letter-spacing="normal" fo:font-style="normal" fo:font-weight="normal" style:font-name-asian="Times New Roman" style:font-name-complex="Times New Roman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officeooo:rsid="001ae97a" style:font-name-asian="Times New Roman" style:font-name-complex="Times New Roman"/>
    </style:style>
    <style:style style:name="T6" style:family="text">
      <style:text-properties officeooo:rsid="001c3ab1" style:font-name-asian="Times New Roman" style:font-name-complex="Times New Roman"/>
    </style:style>
    <style:style style:name="T7" style:family="text">
      <style:text-properties officeooo:rsid="001c3ab1"/>
    </style:style>
    <style:style style:name="T8" style:family="text">
      <style:text-properties fo:font-weight="bold" style:font-name-asian="Times New Roman" style:font-weight-asian="bold" style:font-name-complex="Times New Roman" style:font-weight-complex="bold"/>
    </style:style>
    <style:style style:name="T9" style:family="text">
      <style:text-properties fo:font-weight="bold" officeooo:rsid="001ae97a" style:font-name-asian="Times New Roman" style:font-weight-asian="bold" style:font-name-complex="Times New Roman" style:font-weight-complex="bold"/>
    </style:style>
    <style:style style:name="T10" style:family="text">
      <style:text-properties fo:font-weight="bold" officeooo:rsid="001c3ab1" style:font-name-asian="Times New Roman" style:font-weight-asian="bold" style:font-name-complex="Times New Roman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8">Paulo Leonardo Benatto</text:span></text:p>
      <text:p text:style-name="P1"><text:span text:style-name="T8">128 Willfield Road, London</text:span></text:p>
      <text:p text:style-name="P1"><text:span text:style-name="T8">Post Code: SW16 2BU</text:span></text:p>
      <text:p text:style-name="P1"><text:span text:style-name="T9">Phone</text:span><text:span text:style-name="T8">: 074051</text:span><text:span text:style-name="T9">10040 or 07405105756</text:span></text:p>
      <text:p text:style-name="P1"><text:span text:style-name="T1">benatto@gmail.com</text:span></text:p>
      <text:p text:style-name="P1"/>
      <text:p text:style-name="P2">Profile</text:p>
      <text:p text:style-name="P1"/>
      <text:p text:style-name="P11"><text:span text:style-name="T4">Bachelor in computer science having expertise in software development, good professional relationship and focused at work. With 6 years of professional experience in software development using basically, C/C++, I am now looking for new challenges and opportunities that allow me to learn new technologies and work with new people.</text:span></text:p>
      <text:p text:style-name="P1"/>
      <text:p text:style-name="P4"><text:span text:style-name="T8">Education</text:span></text:p>
      <text:p text:style-name="P1"/>
      <text:p text:style-name="P1"><text:span text:style-name="T2">Universidade Estadual do Oeste do Parana, BS in Computer Science, December 2007.</text:span></text:p>
      <text:p text:style-name="P1"/>
      <text:p text:style-name="P4"><text:span text:style-name="T8">Work experience</text:span></text:p>
      <text:p text:style-name="P1"><text:span text:style-name="T9"/></text:p>
      <text:p text:style-name="P8"><text:span text:style-name="T9">DBA Tecnology <text:s text:c="88"/>Dec 2013 – Feb 2014</text:span><text:span text:style-name="T4"> </text:span></text:p>
      <text:p text:style-name="P5"><text:span text:style-name="T4">Software Developer</text:span></text:p>
      <text:p text:style-name="P1"><text:span text:style-name="T4"><text:s/></text:span></text:p>
      <text:p text:style-name="P11">I attended of the project to develop a system of vehicle count on Brazilian highways, basically my task was read files with a lot of records and parse all information, store in memory and report this information in a human readable. This project was developed using language C ANSI and Linux platform. The second project that I attended was developing a parking meter system using python language and Raspberry PI. My main task was do inter-process communication using Dbus.</text:p>
      <text:p text:style-name="P1"><text:span text:style-name="T4"/></text:p>
      <text:p text:style-name="P5"><text:span text:style-name="T4">SEC+ <text:s text:c="105"/></text:span><text:span text:style-name="T5">Dec 2013 – Feb 2014</text:span></text:p>
      <text:p text:style-name="P5"><text:span text:style-name="T4">Software Developer</text:span></text:p>
      <text:p text:style-name="P1"><text:span text:style-name="T4"/></text:p>
      <text:p text:style-name="P11"><text:span text:style-name="T3">Back-end development of web system for intelligent monitoring and management of natural disasters using Python and the Django framework. Front-end with Javascript (JQuery, Bootstrap, Google Maps API), JSON, HTML5, CSS. Modeling and use of object-relational database and geographic objects with PostgreSQL/PostGIS.</text:span></text:p>
      <text:p text:style-name="P1"><text:span text:style-name="T4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9"/></text:p>
      <text:p text:style-name="P1"><text:span text:style-name="T9">Digitro – NDS </text:span><text:span text:style-name="T8"><text:s text:c="93"/></text:span><text:span text:style-name="T9">Jan 2012 – Dec 2012</text:span></text:p>
      <text:p text:style-name="P5"><text:span text:style-name="T4">Software Developer</text:span></text:p>
      <text:p text:style-name="P1"/>
      <text:p text:style-name="P11"><text:span text:style-name="T4">I worked during one year with great team focused in lawful interception. The most of my time I was working with C language, GCC compiler and Linux platform. Basicly my work was create "parses"(programs) to analyze the content of network packets, extract all information to store on databases. </text:span>To ease the work we used the libpcap project. libpcap is a system-independent interface for user-level packet capture. libpcap provides a portable framework for low-level network monitoring. Applications include network statistics collection, security monitoring, network debugging, etc.</text:p>
      <text:p text:style-name="P1">To create tests on the project we used the CUnit API and to build and execute them, we created a jenkins environment.</text:p>
      <text:p text:style-name="P1">I worked a little bit with java, our team was big, and I would like to learn another world. <text:span text:style-name="T7">=)</text:span></text:p>
      <text:p text:style-name="P1"><text:span text:style-name="T4"/></text:p>
      <text:p text:style-name="P7"><text:span text:style-name="T9">Digitro – STE </text:span><text:span text:style-name="T8"><text:s text:c="94"/></text:span><text:span text:style-name="T10">Set 2008</text:span><text:span text:style-name="T9"> – Dec 201</text:span><text:span text:style-name="T10">1</text:span></text:p>
      <text:p text:style-name="P6"><text:span text:style-name="T4">Software Developer</text:span></text:p>
      <text:p text:style-name="P7"/>
      <text:p text:style-name="P12"><text:span text:style-name="T7">I worked a little bit with embedded systems developing an IP Phone. I was responsible to cross-compile EFL (Enlightenment Foundation Libraries) and develop the IP Phone interface. I had to work with a design team, this was awesome.</text:span></text:p>
      <text:p text:style-name="P10">I worked in a team to develop a softphone (program for making telephone calls over the Internet) using C/C++ language and Windows platform. I studied a lot SIP, UDP, TCP and others protocols.</text:p>
      <text:p text:style-name="P10">In some moments I worked with shell, lua and python (scripting). I had to administer Linux systems, Asterisk, OpenSER, Kamailio and others.</text:p>
      <text:p text:style-name="P9"/>
      <text:p text:style-name="P10">Tools/Technologies: Network protocols (TCP, UDP, SIP/SIPS, RTP), GCC, C/C++ language, Shell Script, MongoDB, lua, Wireshark, EFL, libsofia-sip, VIm, VisualStudio.</text:p>
      <text:p text:style-name="P7"/>
      <text:p text:style-name="P7"/>
      <text:p text:style-name="P9"><text:span text:style-name="T8">Skills</text:span></text:p>
      <text:p text:style-name="P1"/>
      <text:p text:style-name="P1"><text:span text:style-name="T4">Portuguese – First language.</text:span></text:p>
      <text:p text:style-name="P1"><text:span text:style-name="T4">English – Advanced</text:span></text:p>
      <text:p text:style-name="P1"><text:span text:style-name="T6">Spanish</text:span><text:span text:style-name="T4"> – </text:span><text:span text:style-name="T6">Beginner</text:span></text:p>
      <text:p text:style-name="P9"><text:span text:style-name="T4">C/C++;</text:span></text:p>
      <text:p text:style-name="P9"><text:span text:style-name="T4">Python;</text:span></text:p>
      <text:p text:style-name="P9"><text:span text:style-name="T4">ShellScript;</text:span></text:p>
      <text:p text:style-name="P9"><text:span text:style-name="T4">Linux;</text:span></text:p>
      <text:p text:style-name="P9"><text:span text:style-name="T4">Network Protocolos;</text:span></text:p>
      <text:p text:style-name="P9"><text:span text:style-name="T4">JavaScript (Beginner);</text:span></text:p>
      <text:p text:style-name="P9"><text:span text:style-name="T4">Java (Beginner);</text:span></text:p>
      <text:p text:style-name="P9"><text:span text:style-name="T4">Django (Beginner);</text:span></text:p>
      <text:p text:style-name="P1"/>
      <text:p text:style-name="P1"/>
      <text:p text:style-name="P8"><text:soft-page-break/><text:span text:style-name="T10">Open Source Projects</text:span></text:p>
      <text:p text:style-name="P9"><text:span text:style-name="T4"/></text:p>
      <text:p text:style-name="P10"><text:span text:style-name="T8">Project libmalelf:</text:span><text:span text:style-name="T4"> <text:s/>Open source project, developed in C, with the intent to study binaries ELF (Executable and Linkable Format) and assist the process of infecting binaries and provide a safe way to analyze malwares. This a research tool and I'm not responsible for any damage caused by using this tool. </text:span><text:span text:style-name="T8">Github:</text:span><text:span text:style-name="T4"> </text:span><text:a xlink:type="simple" xlink:href="https://github.com/SecPlus/libmalelf"><text:span text:style-name="T4">https://github.com/SecPlus/libmalelf</text:span></text:a><text:span text:style-name="T4">.</text:span></text:p>
      <text:p text:style-name="P10"><text:span text:style-name="T4"/></text:p>
      <text:p text:style-name="P10"><text:span text:style-name="T8">Project malelf: </text:span><text:span text:style-name="T4">Open source project, developed in C, malelf is a command line tool that use libmalelf to provide features like: dissect, disasseble, infect, analyze, report info in XML or TXT. This a research tool and I'm not responsible for any damage caused by using this tool. </text:span><text:span text:style-name="T8">Github:</text:span><text:span text:style-name="T4"> https://github.com/SecPlus/malelf.</text:span></text:p>
      <text:p text:style-name="P9"><text:span text:style-name="T4"/></text:p>
      <text:p text:style-name="P10"><text:span text:style-name="T8">Project libpenetra:</text:span><text:span text:style-name="T4"> Open source project, developed in C, with the intent to study windows binaries, PE (Portable Executable). The main goal is dissect PE binary to provide a safe way to analyze malwares. </text:span><text:span text:style-name="T8">Github:</text:span><text:span text:style-name="T4"> https://github.com/patito/libpenetra.</text:span></text:p>
      <text:p text:style-name="P9"><text:span text:style-name="T4"/></text:p>
      <text:p text:style-name="P9"><text:span text:style-name="T8">Libunstable:</text:span><text:span text:style-name="T4"> Library in C developed to draw table on shell. </text:span><text:span text:style-name="T8">Github:</text:span><text:span text:style-name="T4"> </text:span><text:a xlink:type="simple" xlink:href="https://github.com/patito/UnsTable"><text:span text:style-name="T4">https://github.com/patito/UnsTable</text:span></text:a><text:span text:style-name="T4">.</text:span></text:p>
      <text:p text:style-name="P9"><text:span text:style-name="T4"/></text:p>
      <text:p text:style-name="P9"><text:span text:style-name="T4"/></text:p>
      <text:p text:style-name="P3"><text:span text:style-name="T4">More Information</text:span></text:p>
      <text:p text:style-name="P3"/>
      <text:p text:style-name="P13"><text:span text:style-name="T8">- Linkedin:</text:span><text:span text:style-name="T4"> https://www.linkedin.com/in/benatto</text:span></text:p>
      <text:p text:style-name="P13"><text:span text:style-name="T8">- Github:</text:span><text:span text:style-name="T4"> https://github.com/pati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'Liberation Mono', Courier, monospace"/>
    <style:font-face style:name="Helvetica" svg:font-family="Helvetica, arial, freesans, clean, sans-serif"/>
    <style:font-face style:name="Trebuchet MS" svg:font-family="'Trebuchet MS'"/>
    <style:font-face style:name="Times New Roman1" svg:font-family="'Times New Roman'" style:font-family-generic="roma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410m0$Build-2</meta:generator>
    <dc:title/>
    <meta:initial-creator/>
    <meta:editing-cycles>2</meta:editing-cycles>
    <dc:date>2014-04-07T17:23:38.973070496</dc:date>
    <meta:editing-duration>P0D</meta:editing-duration>
    <meta:document-statistic meta:table-count="0" meta:image-count="0" meta:object-count="0" meta:page-count="3" meta:paragraph-count="48" meta:word-count="650" meta:character-count="4753" meta:non-whitespace-character-count="3758"/>
  </office:meta>
</office:document-meta>
</file>